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1.86pt"/>
    </style:style>
    <style:style style:name="co3" style:family="table-column">
      <style:table-column-properties fo:break-before="auto" style:column-width="33.14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43.99pt"/>
    </style:style>
    <style:style style:name="co6" style:family="table-column">
      <style:table-column-properties fo:break-before="auto" style:column-width="50.9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7" table:number-columns-repeated="2" table:default-cell-style-name="Default"/>
        <table:table-row table:style-name="ro1">
          <table:table-cell table:style-name="ce4" office:value-type="string" calcext:value-type="string">
            <text:p>q_id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Q+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U+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Q+ U+</text:p>
          </table:table-cell>
          <table:table-cell table:number-columns-repeated="2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⬆⬆⬆⬆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⬆⬆⬆</text:p>
          </table:table-cell>
          <table:table-cell table:number-columns-repeated="2"/>
        </table:table-row>
        <table:table-row table:style-name="ro1">
          <table:table-cell office:value-type="float" office:value="9197" calcext:value-type="float">
            <text:p>9197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⬇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⬇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⬇⬇</text:p>
          </table:table-cell>
          <table:table-cell table:number-columns-repeated="2"/>
        </table:table-row>
        <table:table-row table:style-name="ro1">
          <table:table-cell office:value-type="float" office:value="9251" calcext:value-type="float">
            <text:p>9251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⬇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⬇⬇</text:p>
          </table:table-cell>
          <table:table-cell table:number-columns-repeated="2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⬆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⬆</text:p>
          </table:table-cell>
          <table:table-cell table:number-columns-repeated="2"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⬇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⬆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⬆</text:p>
          </table:table-cell>
          <table:table-cell table:number-columns-repeated="2"/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⬆⬆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9606" calcext:value-type="float">
            <text:p>9606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⬆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9615" calcext:value-type="float">
            <text:p>96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⬇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⬆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⬆</text:p>
          </table:table-cell>
          <table:table-cell table:number-columns-repeated="2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9653" calcext:value-type="float">
            <text:p>965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⬇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⬇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⬇</text:p>
          </table:table-cell>
          <table:table-cell table:number-columns-repeated="2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⬇</text:p>
          </table:table-cell>
          <table:table-cell table:number-columns-repeated="2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⬆⬆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9796" calcext:value-type="float">
            <text:p>9796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⬆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⬆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⬇</text:p>
          </table:table-cell>
          <table:table-cell table:number-columns-repeated="2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⬇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⬇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0027" calcext:value-type="float">
            <text:p>1002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⬆⬆⬆</text:p>
          </table:table-cell>
          <table:table-cell table:number-columns-repeated="2"/>
        </table:table-row>
        <table:table-row table:style-name="ro1">
          <table:table-cell office:value-type="float" office:value="10072" calcext:value-type="float">
            <text:p>1007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⬆⬆</text:p>
          </table:table-cell>
          <table:table-cell table:number-columns-repeated="2"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⬆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⬆</text:p>
          </table:table-cell>
          <table:table-cell table:number-columns-repeated="2"/>
        </table:table-row>
        <table:table-row table:style-name="ro1">
          <table:table-cell office:value-type="float" office:value="10120" calcext:value-type="float">
            <text:p>1012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⬇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⬇⬇⬇</text:p>
          </table:table-cell>
          <table:table-cell table:number-columns-repeated="2"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⬇⬇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⬇</text:p>
          </table:table-cell>
          <table:table-cell table:number-columns-repeated="2"/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⬇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⬆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⬇⬇</text:p>
          </table:table-cell>
          <table:table-cell table:number-columns-repeated="2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0313" calcext:value-type="float">
            <text:p>1031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⬆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⬆</text:p>
          </table:table-cell>
          <table:table-cell table:number-columns-repeated="2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⬇⬇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⬇⬇⬇</text:p>
          </table:table-cell>
          <table:table-cell table:number-columns-repeated="2"/>
        </table:table-row>
        <table:table-row table:style-name="ro1" table:number-rows-repeated="5">
          <table:table-cell table:style-name="ce6" table:number-columns-repeated="10"/>
        </table:table-row>
        <table:table-row table:style-name="ro1">
          <table:table-cell table:style-name="ce6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21:22:23.235129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21:22:25.508433729</meta:creation-date>
    <meta:editing-duration>PT3M20S</meta:editing-duration>
    <meta:editing-cycles>2</meta:editing-cycles>
    <meta:generator>LibreOffice/6.0.7.3$Linux_X86_64 LibreOffice_project/00m0$Build-3</meta:generator>
    <dc:date>2019-07-22T21:25:43.467826166</dc:date>
    <meta:document-statistic meta:table-count="1" meta:cell-count="224" meta:object-count="0"/>
  </office:meta>
</office:document-meta>
</file>